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F00000027B5773F3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2.34cm" fo:margin-left="0.328cm" fo:margin-right="4.332cm" table:align="margins"/>
    </style:style>
    <style:style style:name="表格1.A" style:family="table-column">
      <style:table-column-properties style:column-width="12.34cm" style:rel-column-width="6996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2.146cm" table:align="margins"/>
    </style:style>
    <style:style style:name="表格2.A" style:family="table-column">
      <style:table-column-properties style:column-width="3.514cm" style:rel-column-width="1992*"/>
    </style:style>
    <style:style style:name="表格2.B" style:family="table-column">
      <style:table-column-properties style:column-width="2.157cm" style:rel-column-width="1223*"/>
    </style:style>
    <style:style style:name="表格2.C" style:family="table-column">
      <style:table-column-properties style:column-width="0.72cm" style:rel-column-width="408*"/>
    </style:style>
    <style:style style:name="表格2.D" style:family="table-column">
      <style:table-column-properties style:column-width="1.102cm" style:rel-column-width="625*"/>
    </style:style>
    <style:style style:name="表格2.E" style:family="table-column">
      <style:table-column-properties style:column-width="0.335cm" style:rel-column-width="190*"/>
    </style:style>
    <style:style style:name="表格2.F" style:family="table-column">
      <style:table-column-properties style:column-width="1.439cm" style:rel-column-width="816*"/>
    </style:style>
    <style:style style:name="表格2.G" style:family="table-column">
      <style:table-column-properties style:column-width="0.718cm" style:rel-column-width="407*"/>
    </style:style>
    <style:style style:name="表格2.H" style:family="table-column">
      <style:table-column-properties style:column-width="2.161cm" style:rel-column-width="122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column table:style-name="表格2.F"/>
              <table:table-column table:style-name="表格2.G"/>
              <table:table-column table:style-name="表格2.H"/>
              <table:table-row>
                <table:table-cell table:style-name="表格2.A1" table:number-columns-spanned="8" office:value-type="string">
                  <text:p text:style-name="P5"><draw:frame draw:style-name="fr1" draw:name="图形1" text:anchor-type="paragraph" svg:x="0.159cm" svg:y="0.039cm" svg:width="2.35cm" svg:height="0.826cm" draw:z-index="0"><draw:image xlink:href="Pictures/100000000000006F00000027B5773F32.jpg" xlink:type="simple" xlink:show="embed" xlink:actuate="onLoad"/></draw:frame>星网锐捷印刷制版来料外箱标准标签</text:p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供应商名称</text:p>
                </table:table-cell>
                <table:table-cell table:style-name="表格2.B2" table:number-columns-spanned="7" office:value-type="string">
                  <text:p text:style-name="P5">深圳市牧泰莱电路技术有限公司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厂家规格型号</text:p>
                </table:table-cell>
                <table:table-cell table:style-name="表格2.B2" table:number-columns-spanned="7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table:number-rows-spanned="3" office:value-type="string">
                  <text:p text:style-name="P1">表面处理方式</text:p>
                </table:table-cell>
                <table:table-cell table:style-name="表格2.A2" office:value-type="string">
                  <text:p text:style-name="P1">OSP</text:p>
                </table:table-cell>
                <table:table-cell table:style-name="表格2.A2" table:number-columns-spanned="3" office:value-type="string">
                  <text:p text:style-name="Table_20_Contents"/>
                </table:table-cell>
                <table:covered-table-cell/>
                <table:covered-table-cell/>
                <table:table-cell table:style-name="表格2.A2" table:number-columns-spanned="2" office:value-type="string">
                  <text:p text:style-name="P1">沉金</text:p>
                </table:table-cell>
                <table:covered-table-cell/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covered-table-cell/>
                <table:table-cell table:style-name="表格2.A2" office:value-type="string">
                  <text:p text:style-name="P1">有铅喷锡</text:p>
                </table:table-cell>
                <table:table-cell table:style-name="表格2.A2" table:number-columns-spanned="3" office:value-type="string">
                  <text:p text:style-name="Table_20_Contents"/>
                </table:table-cell>
                <table:covered-table-cell/>
                <table:covered-table-cell/>
                <table:table-cell table:style-name="表格2.A2" table:number-columns-spanned="2" office:value-type="string">
                  <text:p text:style-name="P1">无铅喷锡</text:p>
                </table:table-cell>
                <table:covered-table-cell/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covered-table-cell/>
                <table:table-cell table:style-name="表格2.A2" office:value-type="string">
                  <text:p text:style-name="P1">其他</text:p>
                </table:table-cell>
                <table:table-cell table:style-name="表格2.B2" table:number-columns-spanned="6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制造日期/批次</text:p>
                </table:table-cell>
                <table:table-cell table:style-name="表格2.B2" table:number-columns-spanned="7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数量</text:p>
                </table:table-cell>
                <table:table-cell table:style-name="表格2.B2" table:number-columns-spanned="7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封箱日期</text:p>
                </table:table-cell>
                <table:table-cell table:style-name="表格2.A2" table:number-columns-spanned="2" office:value-type="string">
                  <text:p text:style-name="Table_20_Contents"/>
                  <text:p text:style-name="Table_20_Contents"/>
                </table:table-cell>
                <table:covered-table-cell/>
                <table:table-cell table:style-name="表格2.A2" table:number-columns-spanned="3" office:value-type="string">
                  <text:p text:style-name="P1">是否为打叉板</text:p>
                </table:table-cell>
                <table:covered-table-cell/>
                <table:covered-table-cell/>
                <table:table-cell table:style-name="表格2.B2" table:number-columns-spanned="2" office:value-type="string">
                  <text:p text:style-name="P1">是：否：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1">箱号</text:p>
                </table:table-cell>
                <table:table-cell table:style-name="表格2.A2" table:number-columns-spanned="2" office:value-type="string">
                  <text:p text:style-name="Table_20_Contents"/>
                </table:table-cell>
                <table:covered-table-cell/>
                <table:table-cell table:style-name="表格2.A2" table:number-columns-spanned="3" office:value-type="string">
                  <text:p text:style-name="P1">是否为尾数箱</text:p>
                  <text:p text:style-name="Table_20_Contents"/>
                </table:table-cell>
                <table:covered-table-cell/>
                <table:covered-table-cell/>
                <table:table-cell table:style-name="表格2.B2" table:number-columns-spanned="2" office:value-type="string">
                  <text:p text:style-name="P1">是：否：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1">采购订单号</text:p>
                </table:table-cell>
                <table:table-cell table:style-name="表格2.B2" table:number-columns-spanned="7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星网锐捷料号</text:p>
                </table:table-cell>
                <table:table-cell table:style-name="表格2.B2" table:number-columns-spanned="7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table:number-columns-spanned="4" office:value-type="string">
                  <text:p text:style-name="Table_20_Contents"/>
                  <text:p text:style-name="Table_20_Contents"/>
                </table:table-cell>
                <table:covered-table-cell/>
                <table:covered-table-cell/>
                <table:covered-table-cell/>
                <table:table-cell table:style-name="表格2.A2" table:number-columns-spanned="2" office:value-type="string">
                  <text:p text:style-name="P1">ROHS</text:p>
                </table:table-cell>
                <table:covered-table-cell/>
                <table:table-cell table:style-name="表格2.B2" table:number-columns-spanned="2" office:value-type="string">
                  <text:p text:style-name="P1">是：否：</text:p>
                </table:table-cell>
                <table:covered-table-cell/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7:13:28.51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1" meta:object-count="0" meta:page-count="1" meta:paragraph-count="23" meta:word-count="73" meta:character-count="141"/>
  </office:meta>
</office:document-meta>
</file>